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e4e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e4e5" officeooo:paragraph-rsid="001ae4e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e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5">July </text:span>202<text:span text:style-name="T5">3</text:span> under the <text:span text:style-name="T5">32nd</text:span> PA Meeting.</text:p>
      <text:p text:style-name="P1"/>
      <text:p text:style-name="P1">The Assembly, recognising the current situation,</text:p>
      <text:p text:style-name="P1"/>
      <text:p text:style-name="P5">Constitutes the need to make a Germania Minecraft twitter account in order to get more players.</text:p>
      <text:p text:style-name="P1"/>
      <text:p text:style-name="P1">And proceeds.</text:p>
      <text:p text:style-name="P1"/>
      <text:p text:style-name="P1">Signed by,</text:p>
      <text:p text:style-name="P5">Emeralda_axe7</text:p>
      <text:p text:style-name="P5">Comradedoggo_23</text:p>
      <text:p text:style-name="P1"/>
      <text:p text:style-name="P1"/>
      <text:p text:style-name="P1"/>
      <text:p text:style-name="P3"><text:span text:style-name="T1">[</text:span><text:span text:style-name="T2">Motion 32-2: To make a Germania Minecraft twitt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23:05:22.443407897</dc:date>
    <meta:editing-duration>PT2M38S</meta:editing-duration>
    <meta:editing-cycles>6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8" meta:word-count="51" meta:character-count="329" meta:non-whitespace-character-count="286"/>
  </office:meta>
</office:document-meta>
</file>